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59833333333333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10-18T00:00:00" table:style-name="ce5">
            <text:p>18.10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4" table:style-name="ce9">
            <text:p>4</text:p>
          </table:table-cell>
          <table:table-cell office:value-type="currency" office:value="0.4" table:formula="of:=[.A7]*([.D7]+50*[.C7])" table:style-name="ce10">
            <text:p>CHF 0,4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11" table:style-name="ce9">
            <text:p>11</text:p>
          </table:table-cell>
          <table:table-cell office:value-type="currency" office:value="2.2000000000000002" table:formula="of:=[.A8]*([.D8]+50*[.C8])" table:style-name="ce10">
            <text:p>CHF 2,2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4" table:style-name="ce9">
            <text:p>4</text:p>
          </table:table-cell>
          <table:table-cell office:value-type="currency" office:value="2" table:formula="of:=[.A9]*([.D9]+50*[.C9])" table:style-name="ce10">
            <text:p>CHF 2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16" table:style-name="ce9">
            <text:p>16</text:p>
          </table:table-cell>
          <table:table-cell office:value-type="currency" office:value="16" table:formula="of:=[.A10]*([.D10]+50*[.C10])" table:style-name="ce10">
            <text:p>CHF 16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2" table:style-name="ce9">
            <text:p>2</text:p>
          </table:table-cell>
          <table:table-cell office:value-type="currency" office:value="4" table:formula="of:=[.A11]*([.D11]+50*[.C11])" table:style-name="ce10">
            <text:p>CHF 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3" table:style-name="ce9">
            <text:p>3</text:p>
          </table:table-cell>
          <table:table-cell office:value-type="currency" office:value="15" table:formula="of:=[.A12]*([.D12]+25*[.C12])" table:style-name="ce10">
            <text:p>CHF 1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3]*[.D13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17" table:style-name="ce9">
            <text:p>17</text:p>
          </table:table-cell>
          <table:table-cell office:value-type="currency" office:value="340" table:formula="of:=[.A14]*[.D14]" table:style-name="ce10">
            <text:p>CHF 34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8" table:style-name="ce9">
            <text:p>8</text:p>
          </table:table-cell>
          <table:table-cell office:value-type="currency" office:value="400" table:formula="of:=[.A15]*[.D15]" table:style-name="ce10">
            <text:p>CHF 4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office:value-type="float" office:value="8" table:style-name="ce9">
            <text:p>8</text:p>
          </table:table-cell>
          <table:table-cell office:value-type="currency" office:value="800" table:formula="of:=[.A16]*[.D16]" table:style-name="ce10">
            <text:p>CHF 8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579.6" table:formula="of:=SUM([.E6:.E18])" table:number-columns-spanned="2" table:number-rows-spanned="1" table:style-name="ce12">
            <text:p>CHF 1 579,6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subject>État du contenu de la caisse à instant T</dc:subject>
    <meta:initial-creator>Nathan Fiorellino</meta:initial-creator>
    <dc:creator>Nathan Fiorellino</dc:creator>
    <meta:creation-date>2019-04-15T09:02:29Z</meta:creation-date>
    <dc:date>2022-10-18T18:51:36Z</dc:date>
    <meta:editing-cycles>13</meta:editing-cycles>
    <meta:editing-duration>PT0S</meta:editing-duration>
  </office:meta>
</office:document-meta>
</file>